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goe UI', Helvetica, Arial, 'Lucida Grande', sans-serif"/>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in" fo:margin-right="0in" fo:text-indent="0in" style:auto-text-indent="false" style:page-number="auto"/>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ndalus"/>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paragraph-properties fo:margin-left="0in" fo:margin-right="0in" fo:widows="1" fo:text-indent="0in" style:auto-text-indent="false"/>
      <style:text-properties fo:font-variant="normal" fo:text-transform="none" fo:color="#000000" style:font-name="Andalus" fo:font-size="9.75pt" fo:letter-spacing="normal" fo:font-style="normal" fo:font-weight="normal"/>
    </style:style>
    <style:style style:name="P7" style:family="paragraph" style:parent-style-name="Standard">
      <style:paragraph-properties fo:margin-left="0in" fo:margin-right="0in" fo:widows="1" fo:text-indent="0in" style:auto-text-indent="false"/>
      <style:text-properties fo:font-variant="normal" fo:text-transform="none" fo:color="#000000" style:font-name="Helvetica Neue" fo:font-size="9.75pt" fo:letter-spacing="normal" fo:font-style="normal" fo:font-weight="normal"/>
    </style:style>
    <style:style style:name="P8" style:family="paragraph" style:parent-style-name="Standard">
      <style:paragraph-properties fo:margin-left="0in" fo:margin-right="0in" fo:widows="1" fo:text-indent="0in" style:auto-text-indent="false"/>
      <style:text-properties fo:font-variant="normal" fo:text-transform="none" fo:color="#000000" style:font-name="Helvetica Neue" fo:font-size="9.75pt" fo:letter-spacing="normal" fo:font-style="normal" fo:font-weight="normal" style:font-weight-asian="normal" style:font-weight-complex="normal"/>
    </style:style>
    <style:style style:name="P9" style:family="paragraph" style:parent-style-name="Standard">
      <style:paragraph-properties fo:margin-left="0in" fo:margin-right="0in" fo:widows="1" fo:text-indent="0in" style:auto-text-indent="false"/>
    </style:style>
    <style:style style:name="T1" style:family="text">
      <style:text-properties style:font-weight-asian="normal" style:font-weight-complex="normal"/>
    </style:style>
    <style:style style:name="T2" style:family="text">
      <style:text-properties fo:font-variant="normal" fo:text-transform="none" fo:color="#000000" style:font-name="Helvetica Neue" fo:font-size="9.75pt" fo:letter-spacing="normal" fo:font-style="normal" fo:font-weight="normal"/>
    </style:style>
    <style:style style:name="T3" style:family="text">
      <style:text-properties fo:font-variant="normal" fo:text-transform="none" fo:color="#000000" style:font-name="Helvetica Neue" fo:font-size="9.75pt" fo:letter-spacing="normal" fo:font-style="normal" fo:font-weight="normal" style:font-weight-asian="normal" style:font-weight-complex="normal"/>
    </style:style>
    <style:style style:name="T4" style:family="text">
      <style:text-properties fo:font-variant="normal" fo:text-transform="none" fo:color="#000000" style:font-name="Helvetica Neue" fo:font-size="9.75pt" fo:letter-spacing="normal" fo:font-style="normal" fo:font-weight="bold"/>
    </style:style>
    <style:style style:name="T5" style:family="text">
      <style:text-properties fo:font-variant="normal" fo:text-transform="none" fo:color="#000000" style:font-name="Helvetica Neue" fo:font-size="9.75pt" fo:letter-spacing="normal" fo:font-style="italic" fo:font-weight="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ssion 22</text:p>
      <text:p text:style-name="P3">Faith Collapsing, Chapter 5</text:p>
      <text:p text:style-name="P3"/>
      <text:p text:style-name="P3"><text:tab/>You have retrieved the Book of Silmar from the desert temple, negotiating with the guardian sphinx to acquire it. Now you trek back across the desert, the brown mountains looming along your path. You reach the Sword of Stah, the fortress blocking the Fengal Pass. The Sword stabs into the sky, it's towering heights rivaling the peaks of the mountains. The golden-cloaked guards offer their hospitality and give you food and drink and bed for the night. The next day you leave at sunrise, setting out through the massive gatehouse to cross the Fengal Valley, leading to the vast plains of Tirion. The sunlight shines into your eyes once you reach the opening of the Pass, the weathered mountains now behind you. </text:p>
      <text:p text:style-name="P3"><text:tab/>You take the southern road, crossing over the Peliad River and stopping for the night in a small holdfast, Heristad. You've been to Heristad before, for just a few miles to the south is the thorp you grew up in, Lerewin. You stop at the small inn and tie up Donkey in the stables, paying the stableboy a copper to tend to him. The inn is quaint, with a small hearth and few customers. You pay 8 copper for your room and another 1 silver for your meal. You dine on hard bread and sweet pig roast, and sip honeyed mead. Ciel plops into a chair, exhausted. He lays down his pack and orders a full meal and two ales. After you eat, you head to your room and sleep for the night. You wake early, before sunrise. You rouse Ciel, and begin to pack your things to begin the rest of your journey-- you still have two days until you reach Era. The sky is a beautiful and hazy orange and purple as the sun rises over the grassy fields, but you see storm clouds at your back. You ready your donkey, and head out along the road. At nightfall, you make camp on the banks of a small creek near the road, refilling your waterskins and eating rations-- dried bread and cheese. Ciel sets up his tent and gazes up at the lighting storm beginning above you. Ciel takes the first watch. The storm passes through without rains, and you watch the sun rise as your watch comes to an end.</text:p>
      <text:p text:style-name="P3"><text:tab/>You begin again on the road, skirting through small towns and passing by the castles of lords unknown to you. As the day nears it's close, you see the outline of Era's walls on the horizon. North of the city you see the torch and lamplights of the refugee camp come from Farad. You reach the torch-lit gate by sundown, the green-cloaked city guard welcoming you in before ending their shifts. You walk along the near-empty streets to the Temple of Pelor to return the Book to Amadeo. Your heavy boots echo on the clean marble floor as you enter, and you are approached by the priest, who directs you to the side room. Amadeo is clad in white robes trimmed in gold, and his red hair is tied up in a pony-tail. He sets down the book he was reading, and walks to meet you.</text:p>
      <text:p text:style-name="P3"><text:tab/>“I see you have returned with the Book. I hope you met no trouble to tough to handle in the desert?”</text:p>
      <text:p text:style-name="P3"><text:tab/>“Eh, a few oversized bugs fit for a spear in the brain,” quipped Ciel.</text:p>
      <text:p text:style-name="P6">Do you ask Amadeo anything, or say anythi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p>
      <text:p text:style-name="P7">I hand Amadeo the Book. "Nothing too bad. Can you make sense of these symbols? There were a relatively large number of other, similar-looking books and scrolls strewn throughout the temple, but the guardian was only willing to part with one."</text:p>
      <text:section text:style-name="Sect1" text:name="yui_3_16_0_1_1436288963235_2841">
        <text:p text:style-name="P7"><text:line-break/></text:p>
      </text:section>
      <text:section text:style-name="Sect1" text:name="yui_3_16_0_1_1436288963235_2840">
        <text:p text:style-name="P7">If Amadeo can read the book, I will ask him to summarize a passage or two for me.</text:p>
      </text:section>
      <text:section text:style-name="Sect1" text:name="yui_3_16_0_1_1436288963235_2851">
        <text:p text:style-name="P7"><text:line-break/></text:p>
      </text:section>
      <text:section text:style-name="Sect1" text:name="yui_3_16_0_1_1436288963235_2839">
        <text:p text:style-name="P7">Also, after I'm all rested up, I need a new heavy steel shield.</text:p>
      </text:section>
      <text:section text:style-name="Sect1" text:name="yui_3_16_0_1_1436288963235_2838">
        <text:p text:style-name="P7"><text:line-break/></text:p>
      </text:section>
      <text:section text:style-name="Sect1" text:name="yui_3_16_0_1_1436288963235_2833">
        <text:p text:style-name="P7">Also, I don't think that the map made it.</text:p>
      </text:section>
      <text:p text:style-name="Standard"/>
      <text:p text:style-name="Standard"><text:tab/>Amadeo takes the Book and sits back in his chair, flipping through the pages.</text:p>
      <text:p text:style-name="Standard"><text:s/>“This is... interesting. The script is in a different tongue than any of the other tomes dealing with Silmar. I will have to bring it to my Order for study. Stringent, was the bird? Ha. I would expect no less from a sphinx, I suppose.”</text:p>
      <text:p text:style-name="Standard">“ Until the book has been deciphered, I'm afraid all we can do is wait, and deal with whatever Silmar throws our way when he throws it.”</text:p>
      <text:p text:style-name="Standard">“In addition, I feel that you both deserve more than thanks for the deeds you have done to help my Order. I offer to anoint you as a Vanguard in the Order of Illumination, if it pleases you. You would continue to help the Order, ranging on the front lines. The Order has many other benefits, including that we will help pay for the acquisition of Holy weapons for our members. I will let you think on the proposition, and will await your answer at our next meeting, after the Book has lent us it's secrets.”</text:p>
      <text:p text:style-name="Standard"/>
      <text:p text:style-name="P7">Before leaving, I ask "What is the Order of Illumination? We've done some mercenary work for you, but I haven't yet gotten a sense of who you are . . . what was the Order founded for, and do you continue to carry out that mission today, or have the Order's goals changed over time? Additionally, aside from adventures such as the one we just went on, what responsibilities would membership entail?"</text:p>
      <text:p text:style-name="P7"/>
      <text:p text:style-name="P7"><text:tab/><text:span text:style-name="T1">“Fire and Light. We of the Order hold these words close to heart, like the words of a noble house (Most noble houses have maxims, or a few words like this). <text:s/>We seek out evil wherever it may hide, and destroy it. The Order has two main branches-- the first works to ferret out evil, to locate it so it may be purged. This is the job of the Shadowbane Stalkers, and their like. The second branch confronts those evils directly, and it is the job of the Vanguard Knights, Shadowbane Inquisitors, and others to take up sword and shield to take the fight to the evil creatures,” said Amadeo, leaning foreword and clasping his hands beneath his chin.</text:span></text:p>
      <text:p text:style-name="P4"><text:tab/>“When the Order was founded, it was held by strict policy and the honor of it's members, however it has lessened in stringency. Now many of our members work in guilds and with other adventurers, like yourself, to take the fight to evil as it comes. The Order still holds to it's goal of rooting out evil, yes. Most of our higher ranked comrades are knights of noble houses, and it is rare for someone not of noble birth to become a knight... However, I would take you both as Knights of my house. In being a knight, you would be held to act with honor, however,” he says while smiling, “honor can be a flexible thing.” </text:p>
      <text:p text:style-name="P8"><text:tab/>“As my knights, you would be honor-bound to follow my commands as your lord, and would, on occasion, accompany me to court. You will be recognized and anointed knights as well as Vanguards of the Order. However, for the most part, I will send you on missions only on occasion, as our Stalkers bring information to us. You can still continue as part of the guild. You would be allowed permanent stay at The Pyre, my castle at the mouth of the Riverrun to the north and west. Also, you would learnhow to ride a horse, as a horseless knight would be the jest of court,” laughed Amadeo.</text:p>
      <text:p text:style-name="P7"><text:soft-page-break/></text:p>
      <text:p text:style-name="Standard"><text:tab/>You and Ciel leave the temple and walk through the streets back to the guildhouse. Torches light the building, and you can see inside the windows as you tie up your donkey. You go inside, the warm air washes over your face and you smell the sweet juices dripping from a pig being roasted on the fire. You see a young bard telling stories around the fire as Raan Sandharrow laughs loudly above the din of the place. Glowing symbols circle Eomar Elstan as she studies an old magic tome, papers covering the table in front of her. Lady Mirajane serves Ciel a drink as she dodges a crossbow bolt mistakenly shot by a drunken Phala. The Guildmaster sits up on the railing of the balcony crosslegged, talking quietly to a man in crisp, dark robes, with a black hat sitting on his head and brass goggles covering his eyes. The Master's full white mustache drips with ale as he takes another sip from his pint-sized flaggon.</text:p>
      <text:p text:style-name="P7">(Meta-question: who is Phala? Was he one of the bandits who got turned into a demon-monk in the Farad abbey?)</text:p>
      <text:section text:style-name="Sect1" text:name="Section1">
        <text:p text:style-name="P7"><text:line-break/></text:p>
      </text:section>
      <text:section text:style-name="Sect1" text:name="Section2">
        <text:p text:style-name="P9"><text:span text:style-name="T2">After I get my food, I go sit down accross from Eomar and ask how in world she manages to read or even </text:span><text:span text:style-name="Emphasis"><text:span text:style-name="T5">think</text:span></text:span><text:span text:style-name="T2"> in this din.</text:span></text:p>
      </text:section>
      <text:p text:style-name="Standard"><text:span text:style-name="T2">(Meta-guess: either a localized "silence" spell or a super-high concentration score. Georg doesn't know anything about magic, though.)</text:span> </text:p>
      <text:p text:style-name="P4">(Meta-answer: Phala is indeed one of the three bandits you saved, who was indeed put under some sort of ritual by the demon-monks;however it seems to have had no lasting effect on him or the other two.)</text:p>
      <text:p text:style-name="P4"/>
      <text:p text:style-name="P4">As you sit down across from Eomar, the world goes quiet. Eomar looks up, surprised, and seems to say something. She then remembers that she cast a silencing spell, and then quickly restores the sound in the area. She pushes her glasses up the bridge of her nose and quickly says, “Sorry about that, I can't get in even the slightest bit of studying with all this noise. I find that magic lets me concentrate.”</text:p>
      <text:p text:style-name="P4"><text:tab/>You continue to chat as you eat your meal, slightly mesmerized by the glowing symbols floating in circles through the air. (Meta-answer: correct.)</text:p>
      <text:p text:style-name="Standard"><text:tab/></text:p>
      <text:p text:style-name="Standard"><text:tab/>You awaken early in the morning and head to the city's market in search of a blacksmith. Kazand follows as a large black dog, his shimmering red eyes like rubies set into his fur. You walk along the bustling morning streets to the market district, and come to the best blacksmith in the city, Haarold Julmonder. His is a huge burly gentleman, nearly seven feet tall and built as tough as an ox. His mangy red beard outlines his cheery red face, spattered by small burns where sparks had singed him. He commands a forge with many apprentices, and a tall, thin man with wild grey hair names Ordolph. Ordolph, you recognize, is the wizard who works with Haarold, adding enchantments to his works. Haarold pauses his work on a greathelm, it's metal elk antlers clattering on the anvil.</text:p>
      <text:p text:style-name="Standard"><text:tab/>Haarold speaks loudly to you over the deafening clang of hammers on steel.</text:p>
      <text:p text:style-name="P9"><text:span text:style-name="Strong_20_Emphasis"><text:span text:style-name="T3">“Welcome, welcome my sir! What may I find for you today? A heavy battleaxe maybe? Or an decorated breastplate?</text:span></text:span></text:p>
      <text:section text:style-name="Sect1" text:name="yui_3_16_0_1_1436371667427_2279">
        <text:p text:style-name="P9"><text:span text:style-name="Strong_20_Emphasis"><text:span text:style-name="T4"/></text:span></text:p>
      </text:section>
      <text:section text:style-name="Sect1" text:name="yui_3_16_0_1_1436371667427_2267">
        <text:p text:style-name="P7">I smile in return and say, "No, no, I am in need of a shield -- something nice and heavy. Nothing fancy. However . . ." I gesture over to Ordolph. "How much would it cost to make the front face glow brightly on command? I'd be willing to pay a few extra gold pieces, but not more."</text:p>
      </text:section>
      <text:section text:style-name="Sect1" text:name="yui_3_16_0_1_1436371667427_2291">
        <text:p text:style-name="P7"><text:line-break/></text:p>
      </text:section>
      <text:section text:style-name="Sect1" text:name="yui_3_16_0_1_1436371667427_2292">
        <text:p text:style-name="P7">I also take a look around to admire the pieces that Haarold has on display.</text:p>
      </text:section>
      <text:p text:style-name="Standard"/>
      <text:p text:style-name="P4">Ordolph leads you to a chair to discuss the shield. “Shine on command, eh... well, there are a few options for that. One enchantment allows it to glow as a torch on command, and shine as brightly as the midday sun for a short time at will once per day (MN (Meta-note) – This is the 'Radiant' ability in Ultimate Equipment book (pathfinder)) <text:s/>That one will cost you a little more than a pretty penny... We usually charge an additional 7,500 gold pieces for such an armament. I have an enchantment that will <text:soft-page-break/>let the shield shine so brightly a few times per day that your foes will be blinded, as helpless as a bat. That one is cheaper, only an additional 100 platinum pieces.”</text:p>
      <text:p text:style-name="P4"><text:tab/>“And if ya' want your shield to be made especially fine with that, it'll cost another 100 platinum, or 400 platinum if you want some of my finest personal work. (MN: This is talking about +1 and +2 bonuses, applied to the AC bonus of the shield),” rumbled Haarold. “If you have anything to sell, we might cut you a deal on this shield, depending on what merchandise you have for us. We here are eager to take in exotic wares.”</text:p>
      <text:p text:style-name="Standard"/>
      <text:p text:style-name="P2">Also, added lore that I am going to include to add a bit of depth. I am reading the Game of Thrones series, and getting lots of idears from it. There will probably be more additions later.--- Most warriors or fighters or adventurerers tend to name their primary weapons if they are finely made (masterwork or better), ie: Wurmstooth, Lionsbane, Longclaw... <text:s text:c="2"/>Amadeo's sword is named Valiant.</text:p>
      <text:p text:style-name="P2"/>
      <text:p text:style-name="P2">Another meta-note. Although it probably won't come up, when dealing with magical weapons and armor, the +1 - +5 bonus that is normally considered “magical enhancement” is now going to be “non-magical crafting skill.” Basically, a non-magical weapon can have a +1 - +5 bonus. This means that weapons with only these bonuses do not overcome magical damage reduction. In short, a super finely made weapon could have a bonus. </text:p>
      <text:p text:style-name="P2"/>
      <text:p text:style-name="P2"/>
      <text:p text:style-name="P5">GAP</text:p>
      <text:p text:style-name="Standard"/>
      <text:p text:style-name="Standard"/>
      <text:p text:style-name="Standard">17/5/412</text:p>
      <text:p text:style-name="Standard"/>
      <text:p text:style-name="Standard"/>
      <text:p text:style-name="Standard">You set out from Era at noontide, the sun high in the sky. The Book of Sult in it's black satchel, slung across your shoulder, your donkey, and Ciel for company. You converse about the goings on along your travels, and stop to make camp as the sun retreats behind the jagged mountain peaks. You set up your tents along side a small brook, refilling your water skins as your donkey drank it's fill of the fresh, clear water. Ciel lay out, gazing at the stars with his hands folded behind his back, the grass licking his arms. “We're not far from Farad now, only ten miles north of here are the ruins of the monastery. Funny how Farad was destroyed just over a moon ago. Seems like longer...”</text:p>
      <text:p text:style-name="Standard">Kazand, ever the unsleeping demon, took the whole night's watch as you and Ciel drifted off to sleep.</text:p>
      <text:p text:style-name="Standard"/>
      <text:p text:style-name="Standard">18/5/412</text:p>
      <text:p text:style-name="Standard"/>
      <text:p text:style-name="Standard"/>
      <text:p text:style-name="Standard">You wake early in the morning to find Kazand just as vigilant as when his post began. The sun not yet entirely risen, the sky was only just beginning to lighten, the fiery orange and pink washing away the night's purple. You pack your things onto the donkey <text:s/>and continue along the Southroad towards The Pyre. Ciel talks with a passing wizard, an old man searching for some lost pages of his spellbook in Era. You pass a merchant caravan from Oronand, strange dwarven goods bedecking the wagons and carts, the guards brandishing strange dwarven pikes beset with vacuoles of liquid mercury. Brass pots decorated with beautiful carvings and tough cloth aprons embroidered with fantastic images of dwarven myths were amazing sights, but the necklaces and bracelets and circlets set with spectacular shining gemstones carved from under the mountains stood as the most wonderful.</text:p>
      <text:p text:style-name="Standard"><text:soft-page-break/><text:tab/>Do you look at more of their wares?</text:p>
      <text:p text:style-name="Standard">As the evening comes upon you and Ciel, You plunge into the darkening woods that border the western side of the Pelori range. These woods are known to be rife with bandits. Knowing this, you keep your weapons at the ready. You set up camp early, choosing to not light a fire as to hide your presence. The woods seem thick and dark in the shade of the mountains, a light fog setting in. You set Kazand as watchman. Ciel watches the woods anxiously. “I don't like the feel of these woods. Too dark.”</text:p>
      <text:p text:style-name="P1"><text:tab/><text:tab/>Within minutes, however, the need for a watchman has proved for naught. In the dark between the trees to your right you see four pairs of burning red eyes, and fiery lines beneath cracked stony skin. The corrupt demons step into your small clearing in a line, about 30 feet away from you. Any clothing on them had long since burned off, leaving only the charred flesh once belonging to living people. The one on the far right end brandished a blackened heavy mace infront of it, and the one second from the left clung to a mangled ranseur, still deadly sharp. Kazand turned into his human form, drawing a composite longbow from his back. Ciel stood up and drew his hand-and-a-half bastard sword from his back, “Hope these guys don't start a forest fire; that would be the last thing we need.”</text:p>
      <text:p text:style-name="Standard"/>
      <text:p text:style-name="Standard"><text:tab/>You stand in a rough circular clearing about 40 feet in diameter, your tents set up at one end, behind you. The demons stand opposite of you, at the edge of the circle. You set up camp south of the road; the demons stand north of you as you are at the south end of the clearing. They stand close together, though the ones at the edges seem to be starting to drift around the edges of the clearing. You are closer to the west end of the clearing, nearest to the demon with the ranseur. Ciel stands about five feet southwest of you, with Kazand ten feet east of Ciel. Your donkey is directly behind you. You are not wearing armor, and neither is Ciel, though Ciel can cast mage armor on you, and you know he will cast it on him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goe UI', Helvetica, Arial, 'Lucida Grande', sans-serif"/>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11T18:46:28.57</meta:creation-date>
    <dc:date>2015-08-05T17:16:35.16</dc:date>
    <dc:creator>Nolan Roth</dc:creator>
    <meta:editing-duration>PT31M10S</meta:editing-duration>
    <meta:editing-cycles>4</meta:editing-cycles>
    <meta:generator>OpenOffice/4.1.1$Win32 OpenOffice.org_project/411m6$Build-9775</meta:generator>
    <meta:document-statistic meta:table-count="0" meta:image-count="0" meta:object-count="0" meta:page-count="5" meta:paragraph-count="52" meta:word-count="2897" meta:character-count="15756"/>
  </office:meta>
</office:document-meta>
</file>